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34689973009273458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59759228248906638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5010972456208953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14984794706407784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36247401315259836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648725465666939204"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56333185250314945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21395807912460571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7560902" text:continue-list="list456333185250314945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08638136993285774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55560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568368"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7563321"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7554821"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570461"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2789471171659727349"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34462934650552104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76764654481700219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582535"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669315381450502400"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79709723671856413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285596437063210687" text:style-name="L15">
        <text:list-item>
          <text:list>
            <text:list-header>
              <text:p text:style-name="P184">1.5 miles averaging about 9:40/mile and rest 1 min</text:p>
            </text:list-header>
          </text:list>
        </text:list-item>
      </text:list>
      <text:p text:style-name="P24">1 mile in 8:26 and rest 2 min</text:p>
      <text:list xml:id="list658705707763936932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183946891332461875"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560128"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744362200283760102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90162623785862857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0709864490985465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7555809" text:continue-list="list8901626237858628573" text:style-name="L19">
        <text:list-item>
          <text:list>
            <text:list-header>
              <text:p text:style-name="P188">(Pace*HR)=1240</text:p>
            </text:list-header>
          </text:list>
        </text:list-item>
      </text:list>
      <text:list xml:id="list27564227" text:continue-list="list7443622002837601024" text:style-name="L18">
        <text:list-item>
          <text:list>
            <text:list-header>
              <text:p text:style-name="P187">2 miles at 10:46/mile Ave HR= 121 bpm and rest a few minutes</text:p>
            </text:list-header>
          </text:list>
        </text:list-item>
      </text:list>
      <text:list xml:id="list27571450" text:continue-list="list2755580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7575985"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1071729430749906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37494595780786981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174626520174615052"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686290982201203266"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72872087657679165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6483387204119076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7555263"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57196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2733084948354623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25413711289924419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72402025910908576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19911286565888658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04921365511477495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207343276105430704" text:style-name="L32">
        <text:list-item>
          <text:list>
            <text:list-header>
              <text:p text:style-name="P198">0.25 miles in 2:54</text:p>
              <text:p text:style-name="P198">1 mile in 9:21 going faster as I ran and ending at around 8:30 pace</text:p>
            </text:list-header>
          </text:list>
        </text:list-item>
      </text:list>
      <text:list xml:id="list6587188010988114922"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67186180540780927"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51375382041240455"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5653434058127344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30258039592575202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36373633002009480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text:soft-page-break/></text:p>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text:soft-page-break/>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78123647425684510"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22T07:30:59.50</dc:date>
    <dc:creator>James Lombardi</dc:creator>
    <meta:editing-duration>P32DT20H45M46S</meta:editing-duration>
    <meta:editing-cycles>2320</meta:editing-cycles>
    <meta:generator>OpenOffice/4.1.2$Win32 OpenOffice.org_project/412m3$Build-9782</meta:generator>
    <meta:document-statistic meta:table-count="0" meta:image-count="9" meta:object-count="0" meta:page-count="228" meta:paragraph-count="6722" meta:word-count="71880" meta:character-count="367571"/>
  </office:meta>
</office:document-meta>
</file>